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3.1874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9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0.8252in"/>
    </style:style>
    <style:style style:name="co10" style:family="table-column">
      <style:table-column-properties fo:break-before="auto" style:column-width="1.0965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8717in"/>
    </style:style>
    <style:style style:name="co13" style:family="table-column">
      <style:table-column-properties fo:break-before="auto" style:column-width="3.6055in"/>
    </style:style>
    <style:style style:name="co14" style:family="table-column">
      <style:table-column-properties fo:break-before="auto" style:column-width="1.1929in"/>
    </style:style>
    <style:style style:name="co15" style:family="table-column">
      <style:table-column-properties fo:break-before="auto" style:column-width="0.7827in"/>
    </style:style>
    <style:style style:name="co16" style:family="table-column">
      <style:table-column-properties fo:break-before="auto" style:column-width="1.2898in"/>
    </style:style>
    <style:style style:name="co17" style:family="table-column">
      <style:table-column-properties fo:break-before="auto" style:column-width="1.4075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6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Dhrystone" table:style-name="ta1">
        <office:forms form:automatic-focus="false" form:apply-design-mode="false"/>
        <table:shapes>
          <draw:frame draw:z-index="0" draw:style-name="gr1" draw:text-style-name="P1" svg:width="8.6417in" svg:height="5.4012in" svg:x="0.148in" svg:y="3.2626in">
            <draw:object draw:notify-on-update-of-ranges="Dhrystone.A5:Dhrystone.A5 Dhrystone.A6:Dhrystone.A17 Dhrystone.H5:Dhrystone.H5 Dhrystone.H6:Dhrystone.H17 Dhrystone.I5:Dhrystone.I5 Dhrystone.I6:Dhrystone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1</svg:title>
          </draw:frame>
          <draw:frame draw:z-index="1" draw:style-name="gr1" draw:text-style-name="P1" svg:width="8.6972in" svg:height="5.4217in" svg:x="9.6185in" svg:y="3.2217in">
            <draw:object draw:notify-on-update-of-ranges="Dhrystone.A6:Dhrystone.A17 Dhrystone.H5:Dhrystone.H5 Dhrystone.B6:Dhrystone.B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1</svg:title>
          </draw:frame>
        </table:shapes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style-name="Default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Baseline</text:p>
          </table:table-cell>
          <table:table-cell table:style-name="Default" office:value-type="float" office:value="22076.97" calcext:value-type="float">
            <text:p>22076.97</text:p>
          </table:table-cell>
          <table:table-cell office:value-type="float" office:value="6.49322647058824" calcext:value-type="float">
            <text:p>6.49322647058824</text:p>
          </table:table-cell>
          <table:table-cell table:number-columns-repeated="3"/>
          <table:table-cell table:style-name="Default" table:number-columns-repeated="4"/>
          <table:table-cell table:style-name="Accent_20_1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Result (VAX MIPS rating)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Result * Core</text:p>
          </table:table-cell>
          <table:table-cell table:style-name="ce2" office:value-type="string" calcext:value-type="string">
            <text:p>Frequency (MHz)</text:p>
          </table:table-cell>
          <table:table-cell table:style-name="ce2" office:value-type="string" calcext:value-type="string">
            <text:p>Per MHz</text:p>
          </table:table-cell>
          <table:table-cell table:style-name="ce2" office:value-type="string" calcext:value-type="string">
            <text:p>Compare</text:p>
          </table:table-cell>
          <table:table-cell table:style-name="ce2" office:value-type="string" calcext:value-type="string">
            <text:p>Compare (MHz)</text:p>
          </table:table-cell>
          <table:table-cell table:style-name="ce2" office:value-type="string" calcext:value-type="string">
            <text:p>Compare Multicore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Compiler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22076.97" calcext:value-type="float">
            <text:p>22,076.9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4" calcext:value-type="float">
            <text:p>4</text:p>
          </table:table-cell>
          <table:table-cell table:formula="of:=[.B6]*[.D6]" office:value-type="float" office:value="88307.88" calcext:value-type="float">
            <text:p>88307.88</text:p>
          </table:table-cell>
          <table:table-cell office:value-type="float" office:value="3400" calcext:value-type="float">
            <text:p>3400</text:p>
          </table:table-cell>
          <table:table-cell table:formula="of:=[.B6]/[.F6]" office:value-type="float" office:value="6.49322647058824" calcext:value-type="float">
            <text:p>6.49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G6]/[.$C$3]" office:value-type="float" office:value="1" calcext:value-type="float">
            <text:p>1.00</text:p>
          </table:table-cell>
          <table:table-cell table:formula="of:=[.E6]/([.$B$3]*[.D6])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13212" calcext:value-type="float">
            <text:p>13,212.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table:formula="of:=[.B7]*[.D7]" office:value-type="float" office:value="26424" calcext:value-type="float">
            <text:p>26424</text:p>
          </table:table-cell>
          <table:table-cell office:value-type="float" office:value="2530" calcext:value-type="float">
            <text:p>2530</text:p>
          </table:table-cell>
          <table:table-cell table:formula="of:=[.B7]/[.F7]" office:value-type="float" office:value="5.22213438735178" calcext:value-type="float">
            <text:p>5.22</text:p>
          </table:table-cell>
          <table:table-cell table:formula="of:=[.B7]/[.$B$3]" office:value-type="float" office:value="0.598451689701983" calcext:value-type="float">
            <text:p>0.60</text:p>
          </table:table-cell>
          <table:table-cell table:formula="of:=[.G7]/[.$C$3]" office:value-type="float" office:value="0.804243377465116" calcext:value-type="float">
            <text:p>0.80</text:p>
          </table:table-cell>
          <table:table-cell table:formula="of:=[.E7]/([.$B$3]*[.D7])" office:value-type="float" office:value="0.598451689701983" calcext:value-type="float">
            <text:p>0.6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11455.81" calcext:value-type="float">
            <text:p>11,455.81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table:formula="of:=[.B8]*[.D8]" office:value-type="float" office:value="45823.24" calcext:value-type="float">
            <text:p>45823.24</text:p>
          </table:table-cell>
          <table:table-cell office:value-type="float" office:value="2600" calcext:value-type="float">
            <text:p>2600</text:p>
          </table:table-cell>
          <table:table-cell table:formula="of:=[.B8]/[.F8]" office:value-type="float" office:value="4.40608076923077" calcext:value-type="float">
            <text:p>4.41</text:p>
          </table:table-cell>
          <table:table-cell table:formula="of:=[.B8]/[.$B$3]" office:value-type="float" office:value="0.518903182819019" calcext:value-type="float">
            <text:p>0.52</text:p>
          </table:table-cell>
          <table:table-cell table:formula="of:=[.G8]/[.$C$3]" office:value-type="float" office:value="0.678565700609486" calcext:value-type="float">
            <text:p>0.68</text:p>
          </table:table-cell>
          <table:table-cell table:formula="of:=[.E8]/([.$B$3]*[.D8])" office:value-type="float" office:value="0.518903182819019" calcext:value-type="float">
            <text:p>0.52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</table:table-row>
        <table:table-row table:style-name="ro1">
          <table:table-cell office:value-type="string" calcext:value-type="string">
            <text:p>Samsung Exynos 4412</text:p>
          </table:table-cell>
          <table:table-cell office:value-type="float" office:value="4495.03" calcext:value-type="float">
            <text:p>4,495.0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table:formula="of:=[.B9]*[.D9]" office:value-type="float" office:value="17980.12" calcext:value-type="float">
            <text:p>17980.12</text:p>
          </table:table-cell>
          <table:table-cell office:value-type="float" office:value="1700" calcext:value-type="float">
            <text:p>1700</text:p>
          </table:table-cell>
          <table:table-cell table:formula="of:=[.B9]/[.F9]" office:value-type="float" office:value="2.64413529411765" calcext:value-type="float">
            <text:p>2.64</text:p>
          </table:table-cell>
          <table:table-cell table:formula="of:=[.B9]/[.$B$3]" office:value-type="float" office:value="0.203607197908046" calcext:value-type="float">
            <text:p>0.20</text:p>
          </table:table-cell>
          <table:table-cell table:formula="of:=[.G9]/[.$C$3]" office:value-type="float" office:value="0.407214395816092" calcext:value-type="float">
            <text:p>0.41</text:p>
          </table:table-cell>
          <table:table-cell table:formula="of:=[.E9]/([.$B$3]*[.D9])" office:value-type="float" office:value="0.203607197908046" calcext:value-type="float">
            <text:p>0.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</table:table-row>
        <table:table-row table:style-name="ro1">
          <table:table-cell table:style-name="ce3" office:value-type="string" calcext:value-type="string">
            <text:p>Pentium 4 </text:p>
          </table:table-cell>
          <table:table-cell office:value-type="float" office:value="4012" calcext:value-type="float">
            <text:p>4,012.00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table:formula="of:=[.B10]*[.D10]" office:value-type="float" office:value="4012" calcext:value-type="float">
            <text:p>4012</text:p>
          </table:table-cell>
          <table:table-cell office:value-type="float" office:value="3066" calcext:value-type="float">
            <text:p>3066</text:p>
          </table:table-cell>
          <table:table-cell table:formula="of:=[.B10]/[.F10]" office:value-type="float" office:value="1.3085453359426" calcext:value-type="float">
            <text:p>1.31</text:p>
          </table:table-cell>
          <table:table-cell table:formula="of:=[.B10]/[.$B$3]" office:value-type="float" office:value="0.181727836745713" calcext:value-type="float">
            <text:p>0.18</text:p>
          </table:table-cell>
          <table:table-cell table:formula="of:=[.G10]/[.$C$3]" office:value-type="float" office:value="0.201524672190288" calcext:value-type="float">
            <text:p>0.20</text:p>
          </table:table-cell>
          <table:table-cell table:formula="of:=[.E10]/([.$B$3]*[.D10])" office:value-type="float" office:value="0.181727836745713" calcext:value-type="float">
            <text:p>0.18</text:p>
          </table:table-cell>
          <table:table-cell office:value-type="string" calcext:value-type="string">
            <text:p>i386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1">
          <table:table-cell office:value-type="string" calcext:value-type="string">
            <text:p>Atom Z8350</text:p>
          </table:table-cell>
          <table:table-cell office:value-type="float" office:value="3202.71" calcext:value-type="float">
            <text:p>3,202.71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table:formula="of:=[.B11]*[.D11]" office:value-type="float" office:value="12810.84" calcext:value-type="float">
            <text:p>12810.84</text:p>
          </table:table-cell>
          <table:table-cell office:value-type="float" office:value="1400" calcext:value-type="float">
            <text:p>1400</text:p>
          </table:table-cell>
          <table:table-cell table:formula="of:=[.B11]/[.F11]" office:value-type="float" office:value="2.28765" calcext:value-type="float">
            <text:p>2.29</text:p>
          </table:table-cell>
          <table:table-cell table:formula="of:=[.B11]/[.$B$3]" office:value-type="float" office:value="0.145070179467563" calcext:value-type="float">
            <text:p>0.15</text:p>
          </table:table-cell>
          <table:table-cell table:formula="of:=[.G11]/[.$C$3]" office:value-type="float" office:value="0.352313292992652" calcext:value-type="float">
            <text:p>0.35</text:p>
          </table:table-cell>
          <table:table-cell table:formula="of:=[.E11]/([.$B$3]*[.D11])" office:value-type="float" office:value="0.145070179467563" calcext:value-type="float">
            <text:p>0.15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Windows NT Version 6.2</text:p>
          </table:table-cell>
          <table:table-cell/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2949.12" calcext:value-type="float">
            <text:p>2,949.1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table:formula="of:=[.B12]*[.D12]" office:value-type="float" office:value="11796.48" calcext:value-type="float">
            <text:p>11796.48</text:p>
          </table:table-cell>
          <table:table-cell office:value-type="float" office:value="1152" calcext:value-type="float">
            <text:p>1152</text:p>
          </table:table-cell>
          <table:table-cell table:formula="of:=[.B12]/[.F12]" office:value-type="float" office:value="2.56" calcext:value-type="float">
            <text:p>2.56</text:p>
          </table:table-cell>
          <table:table-cell table:formula="of:=[.B12]/[.$B$3]" office:value-type="float" office:value="0.133583548829391" calcext:value-type="float">
            <text:p>0.13</text:p>
          </table:table-cell>
          <table:table-cell table:formula="of:=[.G12]/[.$C$3]" office:value-type="float" office:value="0.394257001753411" calcext:value-type="float">
            <text:p>0.39</text:p>
          </table:table-cell>
          <table:table-cell table:formula="of:=[.E12]/([.$B$3]*[.D12])" office:value-type="float" office:value="0.133583548829391" calcext:value-type="float">
            <text:p>0.1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2592.88" calcext:value-type="float">
            <text:p>2,592.88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table:formula="of:=[.B13]*[.D13]" office:value-type="float" office:value="20743.04" calcext:value-type="float">
            <text:p>20743.04</text:p>
          </table:table-cell>
          <table:table-cell office:value-type="float" office:value="1300" calcext:value-type="float">
            <text:p>1300</text:p>
          </table:table-cell>
          <table:table-cell table:formula="of:=[.B13]/[.F13]" office:value-type="float" office:value="1.99452307692308" calcext:value-type="float">
            <text:p>1.99</text:p>
          </table:table-cell>
          <table:table-cell table:formula="of:=[.B13]/[.$B$3]" office:value-type="float" office:value="0.117447276505789" calcext:value-type="float">
            <text:p>0.12</text:p>
          </table:table-cell>
          <table:table-cell table:formula="of:=[.G13]/[.$C$3]" office:value-type="float" office:value="0.307169800092062" calcext:value-type="float">
            <text:p>0.31</text:p>
          </table:table-cell>
          <table:table-cell table:formula="of:=[.E13]/([.$B$3]*[.D13])" office:value-type="float" office:value="0.117447276505789" calcext:value-type="float">
            <text:p>0.12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5" office:value-type="float" office:value="2469" calcext:value-type="float">
            <text:p>2,469.00</text:p>
          </table:table-cell>
          <table:table-cell table:style-name="ce7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table:formula="of:=[.B14]*[.D14]" office:value-type="float" office:value="9876" calcext:value-type="float">
            <text:p>9876</text:p>
          </table:table-cell>
          <table:table-cell office:value-type="float" office:value="1200" calcext:value-type="float">
            <text:p>1200</text:p>
          </table:table-cell>
          <table:table-cell table:formula="of:=[.B14]/[.F14]" office:value-type="float" office:value="2.0575" calcext:value-type="float">
            <text:p>2.06</text:p>
          </table:table-cell>
          <table:table-cell table:formula="of:=[.B14]/[.$B$3]" office:value-type="float" office:value="0.11183599923359" calcext:value-type="float">
            <text:p>0.11</text:p>
          </table:table-cell>
          <table:table-cell table:formula="of:=[.G14]/[.$C$3]" office:value-type="float" office:value="0.316868664495173" calcext:value-type="float">
            <text:p>0.32</text:p>
          </table:table-cell>
          <table:table-cell table:formula="of:=[.E14]/([.$B$3]*[.D14])" office:value-type="float" office:value="0.11183599923359" calcext:value-type="float">
            <text:p>0.1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.19</text:p>
          </table:table-cell>
          <table:table-cell office:value-type="string" calcext:value-type="string">
            <text:p>gcc version 4.8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2370" calcext:value-type="float">
            <text:p>2,370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table:formula="of:=[.B15]*[.D15]" office:value-type="float" office:value="9480" calcext:value-type="float">
            <text:p>9480</text:p>
          </table:table-cell>
          <table:table-cell office:value-type="float" office:value="1344" calcext:value-type="float">
            <text:p>1344</text:p>
          </table:table-cell>
          <table:table-cell table:formula="of:=[.B15]/[.F15]" office:value-type="float" office:value="1.76339285714286" calcext:value-type="float">
            <text:p>1.76</text:p>
          </table:table-cell>
          <table:table-cell table:formula="of:=[.B15]/[.$B$3]" office:value-type="float" office:value="0.107351688207213" calcext:value-type="float">
            <text:p>0.11</text:p>
          </table:table-cell>
          <table:table-cell table:formula="of:=[.G15]/[.$C$3]" office:value-type="float" office:value="0.271574211238486" calcext:value-type="float">
            <text:p>0.27</text:p>
          </table:table-cell>
          <table:table-cell table:formula="of:=[.E15]/([.$B$3]*[.D15])" office:value-type="float" office:value="0.107351688207213" calcext:value-type="float">
            <text:p>0.1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</table:table-row>
        <table:table-row table:style-name="ro1">
          <table:table-cell table:style-name="ce3" office:value-type="string" calcext:value-type="string">
            <text:p>Pentium III </text:p>
          </table:table-cell>
          <table:table-cell office:value-type="float" office:value="1595" calcext:value-type="float">
            <text:p>1,595.00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table:formula="of:=[.B16]*[.D16]" office:value-type="float" office:value="1595" calcext:value-type="float">
            <text:p>1595</text:p>
          </table:table-cell>
          <table:table-cell office:value-type="float" office:value="1000" calcext:value-type="float">
            <text:p>1000</text:p>
          </table:table-cell>
          <table:table-cell table:formula="of:=[.B16]/[.F16]" office:value-type="float" office:value="1.595" calcext:value-type="float">
            <text:p>1.60</text:p>
          </table:table-cell>
          <table:table-cell table:formula="of:=[.B16]/[.$B$3]" office:value-type="float" office:value="0.0722472332027448" calcext:value-type="float">
            <text:p>0.07</text:p>
          </table:table-cell>
          <table:table-cell table:formula="of:=[.G16]/[.$C$3]" office:value-type="float" office:value="0.245640592889332" calcext:value-type="float">
            <text:p>0.25</text:p>
          </table:table-cell>
          <table:table-cell table:formula="of:=[.E16]/([.$B$3]*[.D16])" office:value-type="float" office:value="0.0722472332027448" calcext:value-type="float">
            <text:p>0.07</text:p>
          </table:table-cell>
          <table:table-cell office:value-type="string" calcext:value-type="string">
            <text:p>i38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spberry PI</text:p>
          </table:table-cell>
          <table:table-cell table:style-name="ce6" office:value-type="float" office:value="847" calcext:value-type="float">
            <text:p>847.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table:formula="of:=[.B17]*[.D17]" office:value-type="float" office:value="847" calcext:value-type="float">
            <text:p>847</text:p>
          </table:table-cell>
          <table:table-cell office:value-type="float" office:value="700" calcext:value-type="float">
            <text:p>700</text:p>
          </table:table-cell>
          <table:table-cell table:formula="of:=[.B17]/[.F17]" office:value-type="float" office:value="1.21" calcext:value-type="float">
            <text:p>1.21</text:p>
          </table:table-cell>
          <table:table-cell table:formula="of:=[.B17]/[.$B$3]" office:value-type="float" office:value="0.038365772114561" calcext:value-type="float">
            <text:p>0.04</text:p>
          </table:table-cell>
          <table:table-cell table:formula="of:=[.G17]/[.$C$3]" office:value-type="float" office:value="0.18634803598501" calcext:value-type="float">
            <text:p>0.19</text:p>
          </table:table-cell>
          <table:table-cell table:formula="of:=[.E17]/([.$B$3]*[.D17])" office:value-type="float" office:value="0.038365772114561" calcext:value-type="float">
            <text:p>0.04</text:p>
          </table:table-cell>
          <table:table-cell office:value-type="string" calcext:value-type="string">
            <text:p>amd64</text:p>
          </table:table-cell>
          <table:table-cell table:style-name="ce8" office:value-type="string" calcext:value-type="string">
            <text:p><text:span text:style-name="T1">Linux version </text:span>3.6.11</text:p>
          </table:table-cell>
          <table:table-cell/>
        </table:table-row>
      </table:table>
      <table:table table:name="Whetstone" table:style-name="ta1">
        <table:shapes>
          <draw:frame draw:z-index="0" draw:style-name="gr1" draw:text-style-name="P1" svg:width="9.4795in" svg:height="5.3402in" svg:x="0.2559in" svg:y="3.3886in">
            <draw:object draw:notify-on-update-of-ranges="Whetstone.A6:Whetstone.A16 Whetstone.H5:Whetstone.H5 Whetstone.H6:Whetstone.H16 Whetstone.I5:Whetstone.I5 Whetstone.I6:Whetstone.I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  <svg:title>1</svg:title>
          </draw:frame>
          <draw:frame draw:z-index="1" draw:style-name="gr1" draw:text-style-name="P1" svg:width="9.1201in" svg:height="5.3835in" svg:x="10.0583in" svg:y="3.3138in">
            <draw:object draw:notify-on-update-of-ranges="Whetstone.A6:Whetstone.A16 Whetstone.B5:Whetstone.B5 Whetstone.B6:Whetstone.B16 Whetstone.C5:Whetstone.C5 Whetstone.C6:Whetstone.C16 Whetstone.D5:Whetstone.D5 Whetstone.D6:Whetstone.D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  <svg:title>1</svg:title>
          </draw:frame>
        </table:shapes>
        <table:table-column table:style-name="co2" table:default-cell-style-name="Default"/>
        <table:table-column table:style-name="co15" table:default-cell-style-name="ce4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8" table:default-cell-style-name="ce4"/>
        <table:table-column table:style-name="co19" table:default-cell-style-name="ce4"/>
        <table:table-column table:style-name="co10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Whetstone Benchmark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5729.52" calcext:value-type="float">
            <text:p>5,729.52</text:p>
          </table:table-cell>
          <table:table-cell table:number-columns-repeated="2"/>
          <table:table-cell table:style-name="ce4" office:value-type="float" office:value="1.69" calcext:value-type="float">
            <text:p>1.69</text:p>
          </table:table-cell>
          <table:table-cell/>
          <table:table-cell table:style-name="Default" table:number-columns-repeated="3"/>
          <table:table-cell table:style-name="Accent_20_1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4">
          <table:table-cell table:style-name="ce9" office:value-type="string" calcext:value-type="string">
            <text:p>Platform</text:p>
          </table:table-cell>
          <table:table-cell table:style-name="ce9" office:value-type="string" calcext:value-type="string">
            <text:p>MWIPS</text:p>
          </table:table-cell>
          <table:table-cell table:style-name="ce9" office:value-type="string" calcext:value-type="string">
            <text:p>MWIPS (C# mono)</text:p>
          </table:table-cell>
          <table:table-cell table:style-name="ce9" office:value-type="string" calcext:value-type="string">
            <text:p>MWIPS (C# netcore)</text:p>
          </table:table-cell>
          <table:table-cell table:style-name="ce9" office:value-type="string" calcext:value-type="string">
            <text:p>CPU</text:p>
          </table:table-cell>
          <table:table-cell table:style-name="ce9" office:value-type="string" calcext:value-type="string">
            <text:p>Frequency (MHz)</text:p>
          </table:table-cell>
          <table:table-cell table:style-name="ce9" office:value-type="string" calcext:value-type="string">
            <text:p>Per MHz</text:p>
          </table:table-cell>
          <table:table-cell table:style-name="ce9" office:value-type="string" calcext:value-type="string">
            <text:p>Compare</text:p>
          </table:table-cell>
          <table:table-cell table:style-name="ce9" office:value-type="string" calcext:value-type="string">
            <text:p>Compare (MHz)</text:p>
          </table:table-cell>
          <table:table-cell table:style-name="ce9" office:value-type="string" calcext:value-type="string">
            <text:p>Architecture</text:p>
          </table:table-cell>
          <table:table-cell table:style-name="ce9" office:value-type="string" calcext:value-type="string">
            <text:p>OS</text:p>
          </table:table-cell>
          <table:table-cell table:style-name="ce9" office:value-type="string" calcext:value-type="string">
            <text:p>Compiler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5729.52" calcext:value-type="float">
            <text:p>5,729.52</text:p>
          </table:table-cell>
          <table:table-cell table:style-name="ce4" office:value-type="float" office:value="2751.545" calcext:value-type="float">
            <text:p>2,751.55</text:p>
          </table:table-cell>
          <table:table-cell table:style-name="ce4" office:value-type="float" office:value="3262.258" calcext:value-type="float">
            <text:p>3,262.26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table:formula="of:=[.B6]/[.F6]" office:value-type="float" office:value="1.68515294117647" calcext:value-type="float">
            <text:p>1.69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G6]/[.$E$3]" office:value-type="float" office:value="0.9971319178559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3718.161" calcext:value-type="float">
            <text:p>3,718.16</text:p>
          </table:table-cell>
          <table:table-cell table:style-name="ce4" office:value-type="float" office:value="1607.52" calcext:value-type="float">
            <text:p>1,607.52</text:p>
          </table:table-cell>
          <table:table-cell table:style-name="ce4" office:value-type="float" office:value="1823.615" calcext:value-type="float">
            <text:p>1,823.62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table:formula="of:=[.B7]/[.F7]" office:value-type="float" office:value="1.43006192307692" calcext:value-type="float">
            <text:p>1.43</text:p>
          </table:table-cell>
          <table:table-cell table:formula="of:=[.B7]/[.$B$3]" office:value-type="float" office:value="0.648948079420266" calcext:value-type="float">
            <text:p>0.65</text:p>
          </table:table-cell>
          <table:table-cell table:formula="of:=[.G7]/[.$E$3]" office:value-type="float" office:value="0.846190487027765" calcext:value-type="float">
            <text:p>0.85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2910.328" calcext:value-type="float">
            <text:p>2,910.33</text:p>
          </table:table-cell>
          <table:table-cell office:value-type="float" office:value="1565.27" calcext:value-type="float">
            <text:p>1565.27</text:p>
          </table:table-cell>
          <table:table-cell table:style-name="ce4" office:value-type="float" office:value="1992.405" calcext:value-type="float">
            <text:p>1,992.41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table:formula="of:=[.B8]/[.F8]" office:value-type="float" office:value="1.15032727272727" calcext:value-type="float">
            <text:p>1.15</text:p>
          </table:table-cell>
          <table:table-cell table:formula="of:=[.B8]/[.$B$3]" office:value-type="float" office:value="0.507953196777391" calcext:value-type="float">
            <text:p>0.51</text:p>
          </table:table-cell>
          <table:table-cell table:formula="of:=[.G8]/[.$E$3]" office:value-type="float" office:value="0.68066702528241" calcext:value-type="float">
            <text:p>0.68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1517.615" calcext:value-type="float">
            <text:p>1,517.62</text:p>
          </table:table-cell>
          <table:table-cell table:style-name="ce4" office:value-type="float" office:value="522.988" calcext:value-type="float">
            <text:p>522.99</text:p>
          </table:table-cell>
          <table:table-cell table:style-name="ce10" office:value-type="string" calcext:value-type="string">
            <text:p>?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table:formula="of:=[.B9]/[.F9]" office:value-type="float" office:value="1.16739615384615" calcext:value-type="float">
            <text:p>1.17</text:p>
          </table:table-cell>
          <table:table-cell table:formula="of:=[.B9]/[.$B$3]" office:value-type="float" office:value="0.264876464346053" calcext:value-type="float">
            <text:p>0.26</text:p>
          </table:table-cell>
          <table:table-cell table:formula="of:=[.G9]/[.$E$3]" office:value-type="float" office:value="0.690766954938553" calcext:value-type="float">
            <text:p>0.69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</table:table-row>
        <table:table-row table:style-name="ro1">
          <table:table-cell office:value-type="string" calcext:value-type="string">
            <text:p>Samsung Exynos 4412</text:p>
          </table:table-cell>
          <table:table-cell office:value-type="float" office:value="1305.157" calcext:value-type="float">
            <text:p>1,305.16</text:p>
          </table:table-cell>
          <table:table-cell table:style-name="ce4" office:value-type="float" office:value="256.837" calcext:value-type="float">
            <text:p>256.84</text:p>
          </table:table-cell>
          <table:table-cell table:style-name="ce4" office:value-type="float" office:value="650.114" calcext:value-type="float">
            <text:p>650.11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1700" calcext:value-type="float">
            <text:p>1700</text:p>
          </table:table-cell>
          <table:table-cell table:formula="of:=[.B10]/[.F10]" office:value-type="float" office:value="0.767739411764706" calcext:value-type="float">
            <text:p>0.77</text:p>
          </table:table-cell>
          <table:table-cell table:formula="of:=[.B10]/[.$B$3]" office:value-type="float" office:value="0.227795173068599" calcext:value-type="float">
            <text:p>0.23</text:p>
          </table:table-cell>
          <table:table-cell table:formula="of:=[.G10]/[.$E$3]" office:value-type="float" office:value="0.454283675600418" calcext:value-type="float">
            <text:p>0.4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</table:table-row>
        <table:table-row table:style-name="ro1">
          <table:table-cell table:style-name="ce3" office:value-type="string" calcext:value-type="string">
            <text:p>Pentium 4 </text:p>
          </table:table-cell>
          <table:table-cell table:style-name="ce6" office:value-type="float" office:value="1119" calcext:value-type="float">
            <text:p>1,119.00</text:p>
          </table:table-cell>
          <table:table-cell table:number-columns-repeated="2"/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table:formula="of:=[.B11]/[.F11]" office:value-type="float" office:value="0.364970645792564" calcext:value-type="float">
            <text:p>0.36</text:p>
          </table:table-cell>
          <table:table-cell table:formula="of:=[.B11]/[.$B$3]" office:value-type="float" office:value="0.195304318686382" calcext:value-type="float">
            <text:p>0.20</text:p>
          </table:table-cell>
          <table:table-cell table:formula="of:=[.G11]/[.$E$3]" office:value-type="float" office:value="0.215958962007434" calcext:value-type="float">
            <text:p>0.22</text:p>
          </table:table-cell>
          <table:table-cell office:value-type="string" calcext:value-type="string">
            <text:p>i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6" office:value-type="float" office:value="997.2" calcext:value-type="float">
            <text:p>997.20</text:p>
          </table:table-cell>
          <table:table-cell table:number-columns-repeated="2"/>
          <table:table-cell table:style-name="ce7"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table:formula="of:=[.B12]/[.F12]" office:value-type="float" office:value="0.831" calcext:value-type="float">
            <text:p>0.83</text:p>
          </table:table-cell>
          <table:table-cell table:formula="of:=[.B12]/[.$B$3]" office:value-type="float" office:value="0.174045993381645" calcext:value-type="float">
            <text:p>0.17</text:p>
          </table:table-cell>
          <table:table-cell table:formula="of:=[.G12]/[.$E$3]" office:value-type="float" office:value="0.491715976331361" calcext:value-type="float">
            <text:p>0.49</text:p>
          </table:table-cell>
          <table:table-cell office:value-type="string" calcext:value-type="string">
            <text:p>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980.257" calcext:value-type="float">
            <text:p>980.26</text:p>
          </table:table-cell>
          <table:table-cell table:style-name="ce4" office:value-type="float" office:value="349.357" calcext:value-type="float">
            <text:p>349.36</text:p>
          </table:table-cell>
          <table:table-cell table:style-name="ce4" office:value-type="float" office:value="400.242" calcext:value-type="float">
            <text:p>400.24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table:formula="of:=[.B13]/[.F13]" office:value-type="float" office:value="0.850917534722222" calcext:value-type="float">
            <text:p>0.85</text:p>
          </table:table-cell>
          <table:table-cell table:formula="of:=[.B13]/[.$B$3]" office:value-type="float" office:value="0.171088852120247" calcext:value-type="float">
            <text:p>0.17</text:p>
          </table:table-cell>
          <table:table-cell table:formula="of:=[.G13]/[.$E$3]" office:value-type="float" office:value="0.503501499835634" calcext:value-type="float">
            <text:p>0.5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</table:table-row>
        <table:table-row table:style-name="ro1">
          <table:table-cell table:style-name="ce3" office:value-type="string" calcext:value-type="string">
            <text:p>Pentium III </text:p>
          </table:table-cell>
          <table:table-cell table:style-name="ce6" office:value-type="float" office:value="816" calcext:value-type="float">
            <text:p>816.00</text:p>
          </table:table-cell>
          <table:table-cell table:number-columns-repeated="2"/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table:formula="of:=[.B14]/[.F14]" office:value-type="float" office:value="0.816" calcext:value-type="float">
            <text:p>0.82</text:p>
          </table:table-cell>
          <table:table-cell table:formula="of:=[.B14]/[.$B$3]" office:value-type="float" office:value="0.142420307460311" calcext:value-type="float">
            <text:p>0.14</text:p>
          </table:table-cell>
          <table:table-cell table:formula="of:=[.G14]/[.$E$3]" office:value-type="float" office:value="0.482840236686391" calcext:value-type="float">
            <text:p>0.48</text:p>
          </table:table-cell>
          <table:table-cell office:value-type="string" calcext:value-type="string">
            <text:p>i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700.597" calcext:value-type="float">
            <text:p>700.60</text:p>
          </table:table-cell>
          <table:table-cell table:style-name="ce10" office:value-type="string" calcext:value-type="string">
            <text:p>?</text:p>
          </table:table-cell>
          <table:table-cell table:style-name="ce4" office:value-type="float" office:value="359" calcext:value-type="float">
            <text:p>359.00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table:formula="of:=[.B15]/[.F15]" office:value-type="float" office:value="0.521277529761905" calcext:value-type="float">
            <text:p>0.52</text:p>
          </table:table-cell>
          <table:table-cell table:formula="of:=[.B15]/[.$B$3]" office:value-type="float" office:value="0.122278480570798" calcext:value-type="float">
            <text:p>0.12</text:p>
          </table:table-cell>
          <table:table-cell table:formula="of:=[.G15]/[.$E$3]" office:value-type="float" office:value="0.308448242462666" calcext:value-type="float">
            <text:p>0.3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</table:table-row>
        <table:table-row table:style-name="ro3">
          <table:table-cell office:value-type="string" calcext:value-type="string">
            <text:p>Raspberry PI</text:p>
          </table:table-cell>
          <table:table-cell table:style-name="ce6" office:value-type="float" office:value="270.5" calcext:value-type="float">
            <text:p>270.50</text:p>
          </table:table-cell>
          <table:table-cell table:number-columns-repeated="2"/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table:formula="of:=[.B16]/[.F16]" office:value-type="float" office:value="0.386428571428571" calcext:value-type="float">
            <text:p>0.39</text:p>
          </table:table-cell>
          <table:table-cell table:formula="of:=[.B16]/[.$B$3]" office:value-type="float" office:value="0.047211633784331" calcext:value-type="float">
            <text:p>0.05</text:p>
          </table:table-cell>
          <table:table-cell table:formula="of:=[.G16]/[.$E$3]" office:value-type="float" office:value="0.22865595942519" calcext:value-type="float">
            <text:p>0.23</text:p>
          </table:table-cell>
          <table:table-cell office:value-type="string" calcext:value-type="string">
            <text:p>arm</text:p>
          </table:table-cell>
          <table:table-cell table:style-name="ce8" office:value-type="string" calcext:value-type="string">
            <text:p><text:span text:style-name="T1">Linux version </text:span>3.6.11</text:p>
          </table:table-cell>
          <table:table-cell/>
        </table:table-row>
      </table:table>
      <table:table table:name="Memspeed" table:style-name="ta1">
        <table:table-column table:style-name="co1" table:default-cell-style-name="Default"/>
        <table:table-row table:style-name="ro1">
          <table:table-cell/>
        </table:table-row>
      </table:table>
      <table:table table:name="Linp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LLoop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hrystone.A5:Dhrystone.M17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Whetstone.A5:Whetstone.L1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1-26T20:22:58.148691525</dc:date>
    <meta:editing-duration>PT2H58M2S</meta:editing-duration>
    <meta:editing-cycles>34</meta:editing-cycles>
    <meta:generator>LibreOffice/6.3.4.2$Linux_X86_64 LibreOffice_project/30$Build-2</meta:generator>
    <meta:document-statistic meta:table-count="6" meta:cell-count="301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788cm" svg:y="6.312cm" style:legend-expansion="high" chart:style-name="ch3"/>
        <chart:plot-area chart:style-name="ch4" table:cell-range-address="Dhrystone.A5:Dhrystone.A17 Dhrystone.H5:Dhrystone.I17" chart:data-source-has-labels="both" svg:x="0.439cm" svg:y="1.463cm" svg:width="17.91cm" svg:height="11.983cm">
          <chartooo:coordinate-region svg:x="1.351cm" svg:y="1.463cm" svg:width="16.085cm" svg:height="8.727cm"/>
          <chart:axis chart:dimension="x" chart:name="primary-x" chart:style-name="ch5" chartooo:axis-type="auto">
            <chartooo:date-scale/>
            <chart:categories table:cell-range-address="Dhrystone.A6:Dhrystone.A17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H6:Dhrystone.H17" chart:label-cell-address="Dhrystone.H5:Dhrystone.H5" chart:class="chart:bar">
            <chart:data-point chart:repeated="12"/>
          </chart:series>
          <chart:series chart:attached-axis="primary-y" chart:style-name="ch10" chart:values-cell-range-address="Dhrystone.I6:Dhrystone.I17" chart:label-cell-address="Dhrystone.I5:Dhrystone.I5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e</text:p>
                <draw:g>
                  <svg:desc>Dhrystone.H5:Dhrystone.H5</svg:desc>
                </draw:g>
              </table:table-cell>
              <table:table-cell office:value-type="string">
                <text:p>Compare (MHz)</text:p>
                <draw:g>
                  <svg:desc>Dhrystone.I5:Dhrystone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17</svg:desc>
                </draw:g>
              </table:table-cell>
              <table:table-cell office:value-type="float" office:value="1">
                <text:p>1</text:p>
                <draw:g>
                  <svg:desc>Dhrystone.H6:Dhrystone.H17</svg:desc>
                </draw:g>
              </table:table-cell>
              <table:table-cell office:value-type="float" office:value="1">
                <text:p>1</text:p>
                <draw:g>
                  <svg:desc>Dhrystone.I6:Dhrystone.I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98451689701983">
                <text:p>0.598451689701983</text:p>
              </table:table-cell>
              <table:table-cell office:value-type="float" office:value="0.804243377465116">
                <text:p>0.80424337746511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45070179467563">
                <text:p>0.145070179467563</text:p>
              </table:table-cell>
              <table:table-cell office:value-type="float" office:value="0.352313292992652">
                <text:p>0.35231329299265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17447276505789">
                <text:p>0.117447276505789</text:p>
              </table:table-cell>
              <table:table-cell office:value-type="float" office:value="0.307169800092062">
                <text:p>0.30716980009206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9.961cm" svg:y="6.587cm" style:legend-expansion="high" chart:style-name="ch3"/>
        <chart:plot-area chart:style-name="ch4" table:cell-range-address="Dhrystone.A6:Dhrystone.B17 Dhrystone.H5:Dhrystone.H5" chart:data-source-has-labels="both" svg:x="0.441cm" svg:y="1.465cm" svg:width="19.079cm" svg:height="12.032cm">
          <chartooo:coordinate-region svg:x="2.2cm" svg:y="1.465cm" svg:width="15.56cm" svg:height="8.776cm"/>
          <chart:axis chart:dimension="x" chart:name="primary-x" chart:style-name="ch5" chartooo:axis-type="auto">
            <chartooo:date-scale/>
            <chart:categories table:cell-range-address="Dhrystone.A6:Dhrystone.A17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17" chart:label-cell-address="Dhrystone.H5:Dhrystone.H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e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17</svg:desc>
                </draw:g>
              </table:table-cell>
              <table:table-cell office:value-type="float" office:value="22076.97">
                <text:p>22076.97</text:p>
                <draw:g>
                  <svg:desc>Dhrystone.B6:Dhrystone.B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212">
                <text:p>1321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3202.71">
                <text:p>3202.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592.88">
                <text:p>2592.8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079cm" svg:height="13.565cm" xlink:href=".." xlink:type="simple" chart:class="chart:bar" chart:style-name="ch1">
        <chart:title svg:x="10.897cm" svg:y="0.407cm" chart:style-name="ch2">
          <text:p>Whetstone</text:p>
        </chart:title>
        <chart:legend chart:legend-position="end" svg:x="20.916cm" svg:y="6.234cm" style:legend-expansion="high" chart:style-name="ch3"/>
        <chart:plot-area chart:style-name="ch4" table:cell-range-address="Whetstone.A6:Whetstone.A16 Whetstone.H5:Whetstone.I16" chart:data-source-has-labels="both" svg:x="0.481cm" svg:y="1.457cm" svg:width="19.954cm" svg:height="11.837cm">
          <chartooo:coordinate-region svg:x="1.393cm" svg:y="1.457cm" svg:width="18.129cm" svg:height="8.581cm"/>
          <chart:axis chart:dimension="x" chart:name="primary-x" chart:style-name="ch5" chartooo:axis-type="auto">
            <chartooo:date-scale/>
            <chart:categories table:cell-range-address="Whetstone.A6:Whetstone.A16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H6:Whetstone.H16" chart:label-cell-address="Whetstone.H5:Whetstone.H5" chart:class="chart:bar">
            <chart:data-point chart:repeated="11"/>
          </chart:series>
          <chart:series chart:attached-axis="primary-y" chart:style-name="ch10" chart:values-cell-range-address="Whetstone.I6:Whetstone.I16" chart:label-cell-address="Whetstone.I5:Whetstone.I5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e</text:p>
                <draw:g>
                  <svg:desc>Whetstone.H5:Whetstone.H5</svg:desc>
                </draw:g>
              </table:table-cell>
              <table:table-cell office:value-type="string">
                <text:p>Compare (MHz)</text:p>
                <draw:g>
                  <svg:desc>Whetstone.I5:Whetstone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16</svg:desc>
                </draw:g>
              </table:table-cell>
              <table:table-cell office:value-type="float" office:value="1">
                <text:p>1</text:p>
                <draw:g>
                  <svg:desc>Whetstone.H6:Whetstone.H16</svg:desc>
                </draw:g>
              </table:table-cell>
              <table:table-cell office:value-type="float" office:value="0.9971319178559">
                <text:p>0.9971319178559</text:p>
                <draw:g>
                  <svg:desc>Whetstone.I6:Whetstone.I16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846190487027765">
                <text:p>0.84619048702776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68066702528241">
                <text:p>0.6806670252824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690766954938553">
                <text:p>0.690766954938553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454283675600418">
                <text:p>0.454283675600418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215958962007434">
                <text:p>0.21595896200743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491715976331361">
                <text:p>0.4917159763313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503501499835634">
                <text:p>0.503501499835634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482840236686391">
                <text:p>0.48284023668639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308448242462666">
                <text:p>0.308448242462666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22865595942519">
                <text:p>0.228655959425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66cm" svg:height="13.675cm" xlink:href=".." xlink:type="simple" chart:class="chart:bar" chart:style-name="ch1">
        <chart:title svg:x="10.441cm" svg:y="0.409cm" chart:style-name="ch2">
          <text:p>Whetstone</text:p>
        </chart:title>
        <chart:legend chart:legend-position="end" svg:x="19.236cm" svg:y="6.04cm" style:legend-expansion="high" chart:style-name="ch3"/>
        <chart:plot-area chart:style-name="ch4" table:cell-range-address="Whetstone.A5:Whetstone.D16" chart:data-source-has-labels="both" svg:x="0.463cm" svg:y="1.461cm" svg:width="18.31cm" svg:height="11.941cm">
          <chartooo:coordinate-region svg:x="2.037cm" svg:y="1.461cm" svg:width="15.161cm" svg:height="8.686cm"/>
          <chart:axis chart:dimension="x" chart:name="primary-x" chart:style-name="ch5" chartooo:axis-type="auto">
            <chartooo:date-scale/>
            <chart:categories table:cell-range-address="Whetstone.A6:Whetstone.A16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16" chart:label-cell-address="Whetstone.B5:Whetstone.B5" chart:class="chart:bar">
            <chart:data-point chart:repeated="11"/>
          </chart:series>
          <chart:series chart:attached-axis="primary-y" chart:style-name="ch10" chart:values-cell-range-address="Whetstone.C6:Whetstone.C16" chart:label-cell-address="Whetstone.C5:Whetstone.C5" chart:class="chart:bar">
            <chart:data-point chart:repeated="11"/>
          </chart:series>
          <chart:series chart:attached-axis="primary-y" chart:style-name="ch11" chart:values-cell-range-address="Whetstone.D6:Whetstone.D16" chart:label-cell-address="Whetstone.D5:Whetstone.D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C# mono)</text:p>
                <draw:g>
                  <svg:desc>Whetstone.C5:Whetstone.C5</svg:desc>
                </draw:g>
              </table:table-cell>
              <table:table-cell office:value-type="string">
                <text:p>MWIPS (C# netcore)</text:p>
                <draw:g>
                  <svg:desc>Whetstone.D5:Whetstone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16</svg:desc>
                </draw:g>
              </table:table-cell>
              <table:table-cell office:value-type="float" office:value="5729.52">
                <text:p>5729.52</text:p>
                <draw:g>
                  <svg:desc>Whetstone.B6:Whetstone.B16</svg:desc>
                </draw:g>
              </table:table-cell>
              <table:table-cell office:value-type="float" office:value="2751.545">
                <text:p>2751.545</text:p>
                <draw:g>
                  <svg:desc>Whetstone.C6:Whetstone.C16</svg:desc>
                </draw:g>
              </table:table-cell>
              <table:table-cell office:value-type="float" office:value="3262.258">
                <text:p>3262.258</text:p>
                <draw:g>
                  <svg:desc>Whetstone.D6:Whetstone.D16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